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Source Code Pro"/>
    </style:style>
    <style:style style:name="P2" style:family="paragraph" style:parent-style-name="Standard" style:list-style-name="L1">
      <style:text-properties style:font-name="Source Code Pro"/>
    </style:style>
    <style:style style:name="T1" style:family="text">
      <style:text-properties fo:color="#80808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or each pdb file found in given path:</text:p>
      <text:p text:style-name="P1"><text:tab/>open in Chimera</text:p>
      <text:p text:style-name="P1"><text:tab/>locate first aluminium ion and save initial coordinates</text:p>
      <text:p text:style-name="P1"><text:tab/>select all protein atoms within 7.0 A of initial coordinates</text:p>
      <text:p text:style-name="P1"><text:tab/>get rotamers for Asp and Glu residues in the selection</text:p>
      <text:p text:style-name="P1"><text:tab/></text:p>
      <text:p text:style-name="P1"><text:tab/><text:span text:style-name="T1"># initiate genetic algorithm</text:span></text:p>
      <text:p text:style-name="P1"><text:tab/>create individual with attributes:</text:p>
      <text:list xml:id="list1768179593" text:style-name="L1">
        <text:list-item>
          <text:list>
            <text:list-item>
              <text:list>
                <text:list-item>
                  <text:p text:style-name="P2">aluminium position</text:p>
                </text:list-item>
                <text:list-item>
                  <text:p text:style-name="P2">rotameric configuration</text:p>
                </text:list-item>
              </text:list>
            </text:list-item>
          </text:list>
        </text:list-item>
      </text:list>
      <text:p text:style-name="P1"><text:tab/>for each generation:</text:p>
      <text:p text:style-name="P1"><text:tab/><text:tab/>for each individual in population:</text:p>
      <text:p text:style-name="P1"><text:tab/><text:tab/><text:tab/>let mutation and crossover happen</text:p>
      <text:p text:style-name="P1"><text:tab/><text:tab/><text:tab/>shift aluminium up to 2.5 A from initial coordinates</text:p>
      <text:p text:style-name="P1"><text:tab/><text:tab/><text:tab/>apply rotamers</text:p>
      <text:p text:style-name="P1"><text:tab/><text:tab/><text:tab/>calculate steric clashes of new configuration</text:p>
      <text:p text:style-name="P1"/>
      <text:p text:style-name="P1"><text:tab/><text:tab/><text:tab/>count number of oxygen atoms within 2.2-1.8A from Al</text:p>
      <text:p text:style-name="P1"><text:tab/><text:tab/><text:tab/>save distances for nearest three found oxygen atoms</text:p>
      <text:p text:style-name="P1"><text:tab/><text:tab/><text:tab/>calculate dihedrals for these three oxygen atoms</text:p>
      <text:p text:style-name="P1"><text:tab/><text:tab/><text:tab/></text:p>
      <text:p text:style-name="P1"><text:tab/><text:tab/><text:tab/>return clashes, oxygen atoms, distances, dihedrals</text:p>
      <text:p text:style-name="P1"><text:tab/></text:p>
      <text:p text:style-name="P1"><text:tab/><text:tab/>apply NSGA-II selection tournament</text:p>
      <text:p text:style-name="P1"><text:tab/>render mol2 files of non-dominated inviduals in Pareto front</text:p>
      <text:p text:style-name="P1"/>
      <text:p text:style-name="P1">compile output file with all the details of each analyzed p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ource Code Pro" svg:font-family="'Source Code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in" fo:page-height="6in" style:num-format="1" style:print-orientation="portrait" fo:margin="0in" fo:margin-top="0in" fo:margin-bottom="0in" fo:margin-left="0in" fo:margin-right="0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7:04:13</meta:creation-date>
    <dc:date>2014-08-29T17:16:51</dc:date>
    <meta:editing-duration>P0D</meta:editing-duration>
    <meta:editing-cycles>1</meta:editing-cycles>
    <meta:document-statistic meta:table-count="0" meta:image-count="0" meta:object-count="0" meta:page-count="1" meta:paragraph-count="25" meta:word-count="137" meta:character-count="922" meta:non-whitespace-character-count="768"/>
    <meta:generator>LibreOffice/3.5$Linux_X86_64 LibreOffice_project/350m1$Build-2</meta:generator>
  </office:meta>
</office:document-meta>
</file>